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Iain Wood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52b5a4">1. Big class (Yellow)</text:a></text:p>
          <text:p text:style-name="Contents_20_1"><text:a xlink:type="simple" xlink:href="#org11d9a68">2. Medium class (Blue)</text:a></text:p>
        </text:index-body>
      </text:table-of-content>
      <text:p text:style-name="Text_20_body">Give each student a word. Perhaps based on what they tell you about themselves, or random, but ultimately your choice. Record them here
</text:p>
      <text:h text:style-name="Heading_20_1" text:outline-level="1" text:is-list-header="false">
<text:bookmark-start text:name="OrgXref.org152b5a4"/>
<text:bookmark text:name="org152b5a4"/>Big class (Yellow)
<text:bookmark-end text:name="OrgXref.org152b5a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Left">Password------------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nh Minh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olar (Toàn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mm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iếu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u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ylla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ưng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Jacki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on (Khánh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n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hư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hẫ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ỳnh An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in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om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Đan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11d9a68"/>
<text:bookmark text:name="org11d9a68"/>Medium class (Blue)
<text:bookmark-end text:name="OrgXref.org11d9a68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Left">Password---------------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i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ệu An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n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ong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r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inh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gọc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gọc Hu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on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lar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ơn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hanh Huy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ina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Tom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ain Wood</dc:creator>
    <meta:initial-creator>Iain Wood</meta:initial-creator>
    <dc:date>2024-10-12T12:16:16</dc:date>
    <meta:creation-date>2024-10-12T12:16:16</meta:creation-date>
    <meta:generator>Emacs 29.3 (Org mode 9.6.15)</meta:generator>
    <meta:keyword/>
    <dc:subject/>
    <dc:title/>
  </office:meta>
</office:document-meta>
</file>